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Andale Sans UI1" svg:font-family="'Andale Sans UI'"/>
    <style:font-face style:name="StarSymbol" svg:font-family="StarSymbol"/>
    <style:font-face style:name="Cumberland AMT" svg:font-family="'Cumberland AMT'" style:font-family-generic="modern" style:font-pitch="fixed"/>
    <style:font-face style:name="Nimbus Mono L" svg:font-family="'Nimbus Mono L'" style:font-adornments="Běžné" style:font-family-generic="modern" style:font-pitch="fixed"/>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 svg:font-family="'DejaVu Sans'" style:font-adornments="Condensed"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Nimbus Sans L" fo:font-size="10pt" style:font-size-asian="10pt" style:font-size-complex="10pt"/>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center" style:justify-single-word="false"/>
      <style:text-properties style:font-name="Nimbus Sans L" fo:font-size="22pt" fo:font-weight="bold" style:font-size-asian="22pt" style:font-weight-asian="bold" style:font-size-complex="22pt" style:font-weight-complex="bold"/>
    </style:style>
    <style:style style:name="P4" style:family="paragraph" style:parent-style-name="List_20_Indent">
      <style:text-properties fo:font-weight="bold" style:font-weight-asian="bold" style:font-weight-complex="bold"/>
    </style:style>
    <style:style style:name="P5" style:family="paragraph" style:parent-style-name="List_20_Indent">
      <style:text-properties fo:font-style="italic" style:font-style-asian="italic" style:font-style-complex="italic"/>
    </style:style>
    <style:style style:name="P6" style:family="paragraph" style:parent-style-name="List_20_Indent">
      <style:text-properties fo:background-color="#ffff00"/>
    </style:style>
    <style:style style:name="P7" style:family="paragraph" style:parent-style-name="Text_20_body">
      <style:paragraph-properties fo:margin-top="0.101cm" fo:margin-bottom="0.51cm" fo:text-align="center" style:justify-single-word="false"/>
      <style:text-properties style:font-name="Nimbus Sans L" fo:font-size="22pt" fo:font-weight="bold" style:font-size-asian="22pt" style:font-weight-asian="bold" style:font-size-complex="22pt" style:font-weight-complex="bold"/>
    </style:style>
    <style:style style:name="P8" style:family="paragraph" style:parent-style-name="Heading_20_1">
      <style:paragraph-properties fo:margin-top="0.45cm" fo:margin-bottom="0.101cm"/>
    </style:style>
    <style:style style:name="P9" style:family="paragraph" style:parent-style-name="Contents_20_1">
      <style:paragraph-properties>
        <style:tab-stops>
          <style:tab-stop style:position="18.498cm" style:type="right" style:leader-style="dotted" style:leader-text="."/>
        </style:tab-stops>
      </style:paragraph-properties>
    </style:style>
    <style:style style:name="P10" style:family="paragraph" style:parent-style-name="Standard" style:list-style-name="pismenka"/>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ffff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3">Maturitní otázky – Informační Technologie</text:p>
      <text:p text:style-name="P7">2007/2008</text:p>
      <text:table-of-content text:style-name="Sect1" text:protected="true" text:name="Obsah1">
        <text:table-of-content-source text:outline-level="1">
          <text:index-title-template text:style-name="Contents_20_Heading">Obsah</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Contents_20_Heading">Obsah</text:p>
          </text:index-title>
          <text:p text:style-name="P9"><text:a xlink:type="simple" xlink:href="#1.Informační technologie a ekologie|outline" text:style-name="Internet_20_link" text:visited-style-name="Internet_20_link">1 Informační technologie a ekologie<text:tab/> </text:a><text:a xlink:type="simple" xlink:href="#1.Informační technologie a ekologie|outline" text:style-name="Internet_20_link" text:visited-style-name="Internet_20_link">1</text:a></text:p>
          <text:p text:style-name="P9"><text:a xlink:type="simple" xlink:href="#2.Přenos signálu a kódování|outline" text:style-name="Internet_20_link" text:visited-style-name="Internet_20_link">2 Přenos signálu a kódování<text:tab/> </text:a><text:a xlink:type="simple" xlink:href="#2.Přenos signálu a kódování|outline" text:style-name="Internet_20_link" text:visited-style-name="Internet_20_link">1</text:a></text:p>
          <text:p text:style-name="P9"><text:a xlink:type="simple" xlink:href="#3.Principy a historie výpočetní techniky|outline" text:style-name="Internet_20_link" text:visited-style-name="Internet_20_link">3 Principy a historie výpočetní techniky<text:tab/> </text:a><text:a xlink:type="simple" xlink:href="#3.Principy a historie výpočetní techniky|outline" text:style-name="Internet_20_link" text:visited-style-name="Internet_20_link">1</text:a></text:p>
          <text:p text:style-name="P9"><text:a xlink:type="simple" xlink:href="#4.Reprezentace dat|outline" text:style-name="Internet_20_link" text:visited-style-name="Internet_20_link">4 Reprezentace dat<text:tab/> </text:a><text:a xlink:type="simple" xlink:href="#4.Reprezentace dat|outline" text:style-name="Internet_20_link" text:visited-style-name="Internet_20_link">2</text:a></text:p>
          <text:p text:style-name="P9"><text:a xlink:type="simple" xlink:href="#5.Počítač a systemizace počítačů|outline" text:style-name="Internet_20_link" text:visited-style-name="Internet_20_link">5 Počítač a systemizace počítačů<text:tab/> </text:a><text:a xlink:type="simple" xlink:href="#5.Počítač a systemizace počítačů|outline" text:style-name="Internet_20_link" text:visited-style-name="Internet_20_link">2</text:a></text:p>
          <text:p text:style-name="P9"><text:a xlink:type="simple" xlink:href="#6.Generický procesor|outline" text:style-name="Internet_20_link" text:visited-style-name="Internet_20_link">6 Generický procesor<text:tab/> </text:a><text:a xlink:type="simple" xlink:href="#6.Generický procesor|outline" text:style-name="Internet_20_link" text:visited-style-name="Internet_20_link">3</text:a></text:p>
          <text:p text:style-name="P9"><text:a xlink:type="simple" xlink:href="#7.Paměti a paměťový subsystém|outline" text:style-name="Internet_20_link" text:visited-style-name="Internet_20_link">7 Paměti a paměťový subsystém<text:tab/> </text:a><text:a xlink:type="simple" xlink:href="#7.Paměti a paměťový subsystém|outline" text:style-name="Internet_20_link" text:visited-style-name="Internet_20_link">3</text:a></text:p>
          <text:p text:style-name="P9"><text:a xlink:type="simple" xlink:href="#8.Personální počítač typu IBM PC|outline" text:style-name="Internet_20_link" text:visited-style-name="Internet_20_link">8 Personální počítač typu IBM PC<text:tab/> </text:a><text:a xlink:type="simple" xlink:href="#8.Personální počítač typu IBM PC|outline" text:style-name="Internet_20_link" text:visited-style-name="Internet_20_link">3</text:a></text:p>
          <text:p text:style-name="P9"><text:a xlink:type="simple" xlink:href="#9.Technologie operačních systému 1|outline" text:style-name="Internet_20_link" text:visited-style-name="Internet_20_link">9 Technologie operačních systému 1<text:tab/> </text:a><text:a xlink:type="simple" xlink:href="#9.Technologie operačních systému 1|outline" text:style-name="Internet_20_link" text:visited-style-name="Internet_20_link">4</text:a></text:p>
          <text:p text:style-name="P9"><text:a xlink:type="simple" xlink:href="#10.Technologie operačních systémů 2 |outline" text:style-name="Internet_20_link" text:visited-style-name="Internet_20_link">10 Technologie operačních systémů 2 <text:tab/> </text:a><text:a xlink:type="simple" xlink:href="#10.Technologie operačních systémů 2 |outline" text:style-name="Internet_20_link" text:visited-style-name="Internet_20_link">4</text:a></text:p>
          <text:p text:style-name="P9"><text:a xlink:type="simple" xlink:href="#11.Technologie procesoru - Intel 8086|outline" text:style-name="Internet_20_link" text:visited-style-name="Internet_20_link">11 Technologie procesoru - Intel 8086<text:tab/> </text:a><text:a xlink:type="simple" xlink:href="#11.Technologie procesoru - Intel 8086|outline" text:style-name="Internet_20_link" text:visited-style-name="Internet_20_link">4</text:a></text:p>
          <text:p text:style-name="P9"><text:a xlink:type="simple" xlink:href="#12.Technologie procesoru - Intel 80386|outline" text:style-name="Internet_20_link" text:visited-style-name="Internet_20_link">12 Technologie procesoru - Intel 80386<text:tab/> </text:a><text:a xlink:type="simple" xlink:href="#12.Technologie procesoru - Intel 80386|outline" text:style-name="Internet_20_link" text:visited-style-name="Internet_20_link">4</text:a></text:p>
          <text:p text:style-name="P9"><text:a xlink:type="simple" xlink:href="#13.Technologie procesoru - Intel Pentium|outline" text:style-name="Internet_20_link" text:visited-style-name="Internet_20_link">13 Technologie procesoru - Intel Pentium<text:tab/> </text:a><text:a xlink:type="simple" xlink:href="#13.Technologie procesoru - Intel Pentium|outline" text:style-name="Internet_20_link" text:visited-style-name="Internet_20_link">4</text:a></text:p>
          <text:p text:style-name="P9"><text:a xlink:type="simple" xlink:href="#14.Technologie soudobých procesorů|outline" text:style-name="Internet_20_link" text:visited-style-name="Internet_20_link">14 Technologie soudobých procesorů<text:tab/> </text:a><text:a xlink:type="simple" xlink:href="#14.Technologie soudobých procesorů|outline" text:style-name="Internet_20_link" text:visited-style-name="Internet_20_link">5</text:a></text:p>
          <text:p text:style-name="P9"><text:a xlink:type="simple" xlink:href="#15.Technologie soudobých mikroprocesorů|outline" text:style-name="Internet_20_link" text:visited-style-name="Internet_20_link">15 Technologie soudobých mikroprocesorů<text:tab/> </text:a><text:a xlink:type="simple" xlink:href="#15.Technologie soudobých mikroprocesorů|outline" text:style-name="Internet_20_link" text:visited-style-name="Internet_20_link">5</text:a></text:p>
          <text:p text:style-name="P9"><text:a xlink:type="simple" xlink:href="#16.IA 32 – paměť cache|outline" text:style-name="Internet_20_link" text:visited-style-name="Internet_20_link">16 IA 32 – paměť cache<text:tab/> </text:a><text:a xlink:type="simple" xlink:href="#16.IA 32 – paměť cache|outline" text:style-name="Internet_20_link" text:visited-style-name="Internet_20_link">6</text:a></text:p>
          <text:p text:style-name="P9"><text:a xlink:type="simple" xlink:href="#17.IA 32 – správa paměti|outline" text:style-name="Internet_20_link" text:visited-style-name="Internet_20_link">17 IA 32 – správa paměti<text:tab/> </text:a><text:a xlink:type="simple" xlink:href="#17.IA 32 – správa paměti|outline" text:style-name="Internet_20_link" text:visited-style-name="Internet_20_link">6</text:a></text:p>
          <text:p text:style-name="P9"><text:a xlink:type="simple" xlink:href="#18.Architektura IA32-Virtuální paměť|outline" text:style-name="Internet_20_link" text:visited-style-name="Internet_20_link">18 Architektura IA32-Virtuální paměť<text:tab/> </text:a><text:a xlink:type="simple" xlink:href="#18.Architektura IA32-Virtuální paměť|outline" text:style-name="Internet_20_link" text:visited-style-name="Internet_20_link">6</text:a></text:p>
          <text:p text:style-name="P9"><text:a xlink:type="simple" xlink:href="#19.Architektura IA32-Přepínání úloh|outline" text:style-name="Internet_20_link" text:visited-style-name="Internet_20_link">19 Architektura IA32-Přepínání úloh<text:tab/> </text:a><text:a xlink:type="simple" xlink:href="#19.Architektura IA32-Přepínání úloh|outline" text:style-name="Internet_20_link" text:visited-style-name="Internet_20_link">7</text:a></text:p>
          <text:p text:style-name="P9"><text:a xlink:type="simple" xlink:href="#20.Architektura IA32- Přerušovací systém|outline" text:style-name="Internet_20_link" text:visited-style-name="Internet_20_link">20 Architektura IA32- Přerušovací systém<text:tab/> </text:a><text:a xlink:type="simple" xlink:href="#20.Architektura IA32- Přerušovací systém|outline" text:style-name="Internet_20_link" text:visited-style-name="Internet_20_link">7</text:a></text:p>
        </text:index-body>
      </text:table-of-content>
      <text:h text:style-name="P8" text:outline-level="1">Informační technologie a ekologie</text:h>
      <text:list text:style-name="pismenka">
        <text:list-item>
          <text:p text:style-name="P10">Technika a technologie, inovace, společenská potřeba</text:p>
        </text:list-item>
        <text:list-item>
          <text:p text:style-name="P10">Informační technologie a informační společnost</text:p>
        </text:list-item>
        <text:list-item>
          <text:p text:style-name="P10">Průmyslová ekologie, elektrotechnické výrobky</text:p>
        </text:list-item>
      </text:list>
      <text:h text:style-name="Heading_20_1" text:outline-level="1">Přenos signálu a kódování</text:h>
      <text:list text:style-name="pismenka">
        <text:list-item text:start-value="1">
          <text:p text:style-name="P10">Zpráva, informace, data, údaje, signál, šum, přenosový kanál</text:p>
        </text:list-item>
        <text:list-item>
          <text:p text:style-name="P10">Signály číslicové, unipolární, polární, <text:s/>bipolární, přenos signálu paralelní a sériový</text:p>
        </text:list-item>
        <text:list-item>
          <text:p text:style-name="P10">Kódování jednoduché a násobné, kódy komunikační, pro výpočty, kódování instrukcí atd.</text:p>
        </text:list-item>
      </text:list>
      <text:h text:style-name="Heading_20_2" text:outline-level="2">Co k tomu řekl</text:h>
      <text:list text:style-name="List_20_1">
        <text:list-item>
          <text:p text:style-name="List_20_Indent">Zkrátka teorie informace</text:p>
        </text:list-item>
        <text:list-item>
          <text:p text:style-name="List_20_Indent">Parametry signálu</text:p>
          <text:list>
            <text:list-item>
              <text:p text:style-name="List_20_Indent">tvar, amplituda, polarita, délka, posun základny, periodický signál</text:p>
            </text:list-item>
            <text:list-item>
              <text:p text:style-name="List_20_Indent">co je to perioda, frekvence, střída</text:p>
            </text:list-item>
            <text:list-item>
              <text:p text:style-name="List_20_Indent">důsledky neideálnosti přenosu (chyby, útlum), sériový a paralelní přenos, překmit, zákmit</text:p>
            </text:list-item>
          </text:list>
        </text:list-item>
      </text:list>
      <text:p text:style-name="P2">Otázky mají stejnou strukturu, začíná to účelem, tedy pokud se to dá použít a končí nějakým použitím. Na konci jsou příklady kódování: Morseova abeceda, Hoffmanovo kódování, kódování instrukcí, kódování Ethernetu.</text:p>
      <text:h text:style-name="Heading_20_1" text:outline-level="1">Principy a historie výpočetní techniky</text:h>
      <text:list text:style-name="pismenka">
        <text:list-item text:start-value="1">
          <text:p text:style-name="P10">ENIAC, von Neuman a jeho postuláty, historické souvislosti</text:p>
        </text:list-item>
        <text:list-item>
          <text:p text:style-name="P10">Počítač, vznik informace, technologie výroby, problémy, princip inkompatibility</text:p>
        </text:list-item>
        <text:list-item>
          <text:p text:style-name="P10">Vznik počítačového průmyslu, IBM a Systém360, ?Back a PDP11</text:p>
        </text:list-item>
      </text:list>
      <text:h text:style-name="Heading_20_2" text:outline-level="2">Co k tomu řekl</text:h>
      <text:list text:style-name="List_20_1">
        <text:list-item text:start-value="1">
          <text:p text:style-name="List_20_Indent">Tvůrce prvního počítače, počítač ENIAC, české počítače M1 a Sapo, Neumanovy postuláty</text:p>
        </text:list-item>
        <text:list-item>
          <text:p text:style-name="List_20_Indent"><text:soft-page-break/>Co je to počítač, co je to systemizace počítačů, podle čeho je dělíme, co jsou to číslicové počítače, co jsou to analogové počítače</text:p>
        </text:list-item>
        <text:list-item>
          <text:p text:style-name="P4">Technologie výroby integrovaných obvodů</text:p>
          <text:list>
            <text:list-item>
              <text:p text:style-name="List_20_Indent">monolitické a hybridní obvody</text:p>
            </text:list-item>
            <text:list-item>
              <text:p text:style-name="List_20_Indent">technologie výroby křemíku</text:p>
            </text:list-item>
            <text:list-item>
              <text:p text:style-name="List_20_Indent">litografické technologie</text:p>
            </text:list-item>
          </text:list>
        </text:list-item>
        <text:list-item>
          <text:p text:style-name="List_20_Indent">Obecné problémy</text:p>
          <text:list>
            <text:list-item>
              <text:p text:style-name="List_20_Indent">program je strukturovaná posloupnost elementárních operací, což je nevhodné pro člověka (abstrakce, neurčitost)</text:p>
            </text:list-item>
            <text:list-item>
              <text:p text:style-name="List_20_Indent">princip inkompatibility</text:p>
            </text:list-item>
          </text:list>
        </text:list-item>
        <text:list-item>
          <text:p text:style-name="List_20_Indent">Technologické problémy (ztrátové teplo, Moore's law)</text:p>
        </text:list-item>
        <text:list-item>
          <text:p text:style-name="List_20_Indent">Zlomové momenty vývoje výpočetní techniky</text:p>
        </text:list-item>
        <text:list-item>
          <text:p text:style-name="List_20_Indent">Technologické podmínky vzniku počítačového průmyslu, stavebnice, škálovatelnost, unifikace ...</text:p>
        </text:list-item>
      </text:list>
      <text:h text:style-name="Heading_20_1" text:outline-level="1">Reprezentace dat</text:h>
      <text:list text:style-name="pismenka">
        <text:list-item text:start-value="1">
          <text:p text:style-name="P10">Datová položka a její vlastnosti, číselné soustavy, kódování, aritmetiky</text:p>
        </text:list-item>
        <text:list-item>
          <text:p text:style-name="P10">Datová položka znak a řetězec znaků, <text:span text:style-name="T1">kódové tabulky ASCII a UNICODE</text:span></text:p>
        </text:list-item>
        <text:list-item>
          <text:p text:style-name="P10">Zobrazení čísel, pevný formát, záporná čísla, BCD, jaké to má omezení, formát s plovoucí tečkou</text:p>
        </text:list-item>
      </text:list>
      <text:h text:style-name="Heading_20_2" text:outline-level="2">Co k tomu řekl</text:h>
      <text:list text:style-name="List_20_1">
        <text:list-item text:start-value="1">
          <text:p text:style-name="List_20_Indent">Co jsou to číselné soustavy, příklad lineární soustavy (výhody, nevýhody)</text:p>
        </text:list-item>
        <text:list-item>
          <text:p text:style-name="List_20_Indent">Pevná řádová čárka, potíže (přetečení, podtečení), zobrazení záporných čísel</text:p>
        </text:list-item>
        <text:list-item>
          <text:p text:style-name="List_20_Indent">Způsoby reprezentace</text:p>
          <text:list>
            <text:list-item>
              <text:p text:style-name="List_20_Indent">dvojkový doplněk</text:p>
            </text:list-item>
          </text:list>
        </text:list-item>
        <text:list-item>
          <text:p text:style-name="List_20_Indent">plovoucí formát</text:p>
          <text:list>
            <text:list-item>
              <text:p text:style-name="List_20_Indent">vlastnosti, rozsah, přesnost, nerovnoměrnost, zaokrouhlení, standard IEEE 754, formát zobrazení</text:p>
            </text:list-item>
          </text:list>
        </text:list-item>
        <text:list-item>
          <text:p text:style-name="List_20_Indent">Lineární nebo binární aritmetika, pravidla, saturovaná aritmetika, chyby při pořizování čísel, data s automatickou identifikací</text:p>
        </text:list-item>
        <text:list-item>
          <text:p text:style-name="List_20_Indent">Abstrakce zobrazení symbolů, symbol, znak, glyph, kódová tabulka, znaková sada, znakové kódování, kódovací schéma, kódové tabulky ASCII a EBDIC, UNICODE, UTF, více-bajtové položky, malý a velký endian</text:p>
        </text:list-item>
      </text:list>
      <text:h text:style-name="Heading_20_1" text:outline-level="1">Počítač a systemizace počítačů</text:h>
      <text:list text:style-name="pismenka">
        <text:list-item text:start-value="1">
          <text:p text:style-name="P10">Počítač, charakteristika práce, architektura, organizace, implementace, logická struktura</text:p>
        </text:list-item>
        <text:list-item>
          <text:p text:style-name="P10">Komplexní přístupy CISC a RISC, základní pojmy-instrukce, adresa, program</text:p>
        </text:list-item>
        <text:list-item>
          <text:p text:style-name="P10">Instrukční soubor, formáty instrukcí, adresový mód, assembler a vyšší programovací jazyky</text:p>
        </text:list-item>
      </text:list>
      <text:h text:style-name="Heading_20_2" text:outline-level="2">Co k tomu řekl</text:h>
      <text:list text:style-name="List_20_1">
        <text:list-item text:start-value="1">
          <text:p text:style-name="List_20_Indent">Co je to počítač, co je to architektura, co je to logická struktura, co je to implementace</text:p>
        </text:list-item>
        <text:list-item>
          <text:p text:style-name="List_20_Indent">Jakou má funkci hodinový impulz</text:p>
        </text:list-item>
        <text:list-item>
          <text:p text:style-name="List_20_Indent">Co je to instrukční cyklus, koncepční přístupy Harvard a von Neumana (jejich srovnání)</text:p>
          <text:list>
            <text:list-item>
              <text:p text:style-name="List_20_Indent">Instrukční sada, koncepce CISC a RISC, důvody, co obsahuje instrukce a co způsobí</text:p>
            </text:list-item>
            <text:list-item>
              <text:p text:style-name="List_20_Indent">Systemizace instrukcí (podle účelu, operandů a přístupu)</text:p>
            </text:list-item>
            <text:list-item>
              <text:p text:style-name="List_20_Indent">Formát instrukce a její vývoj</text:p>
            </text:list-item>
          </text:list>
        </text:list-item>
        <text:list-item>
          <text:p text:style-name="List_20_Indent">Adresa (co to je, typy adresace, pro operandy, pro instrukce)</text:p>
        </text:list-item>
        <text:list-item>
          <text:p text:style-name="List_20_Indent">Organizace paměťových prostorů (zásobník, LIFO, FIFO)</text:p>
          <text:list>
            <text:list-item>
              <text:p text:style-name="List_20_Indent">vlastnosti zásobníkově orientovaných strojů (operace PUSH a POP)</text:p>
            </text:list-item>
            <text:list-item>
              <text:p text:style-name="List_20_Indent">rychlost a struktura kódu</text:p>
            </text:list-item>
            <text:list-item>
              <text:p text:style-name="List_20_Indent">registr a akumulátor</text:p>
            </text:list-item>
            <text:list-item>
              <text:p text:style-name="List_20_Indent">složená adresa (vícesložková)</text:p>
            </text:list-item>
            <text:list-item>
              <text:p text:style-name="List_20_Indent">adresový mód, způsoby adresace operandů a efektivní adresa</text:p>
            </text:list-item>
          </text:list>
        </text:list-item>
        <text:list-item>
          <text:p text:style-name="List_20_Indent">adresace operandů</text:p>
          <text:list>
            <text:list-item>
              <text:p text:style-name="List_20_Indent">bezprostřední, přímá, nepřímá, registrová s posunutím</text:p>
            </text:list-item>
            <text:list-item>
              <text:p text:style-name="List_20_Indent"><text:soft-page-break/>index a báze, segment a offset</text:p>
            </text:list-item>
          </text:list>
        </text:list-item>
        <text:list-item>
          <text:p text:style-name="List_20_Indent">adresace instrukcí</text:p>
          <text:list>
            <text:list-item>
              <text:p text:style-name="List_20_Indent">absolutní a relativní</text:p>
            </text:list-item>
            <text:list-item>
              <text:p text:style-name="List_20_Indent">formát instrukce a adresový mód, proměnná délka instrukce, formát instrukce a výkon procesoru-komplikovanost dekódování, assembler-základní charakteristika jazyka, vyšší programovací jazyky, problém abstrakce instrukcí a dat, vyšší programovací jazyky-problém sdílení dat, charakteristika instrukčních sad soudobých procesorů, ?princip zpětné kompatibility.</text:p>
            </text:list-item>
          </text:list>
        </text:list-item>
      </text:list>
      <text:h text:style-name="Heading_20_1" text:outline-level="1">Generický procesor</text:h>
      <text:list text:style-name="pismenka">
        <text:list-item text:start-value="1">
          <text:p text:style-name="P10">účel, charakteristika, struktura a princip činnosti</text:p>
        </text:list-item>
        <text:list-item>
          <text:p text:style-name="P10">formát instrukce, instrukční soubor, adresové módy</text:p>
        </text:list-item>
        <text:list-item>
          <text:p text:style-name="P10">fáze vykonání instrukce, provedení instrukcí, zápis v registrové notaci</text:p>
        </text:list-item>
      </text:list>
      <text:h text:style-name="Heading_20_1" text:outline-level="1">Paměti a paměťový subsystém</text:h>
      <text:list text:style-name="pismenka">
        <text:list-item text:start-value="1">
          <text:p text:style-name="P10">fyzikální principy činnosti, základní typy a organizace paměťových buněk</text:p>
        </text:list-item>
        <text:list-item>
          <text:p text:style-name="P10">paměťový subsystém, hierarchie, operační paměť, paměti cache, virtuální paměť</text:p>
        </text:list-item>
        <text:list-item>
          <text:p text:style-name="P10">technologie operačních systémů, metody správy paměti, evidence, přidělování a ochrana</text:p>
        </text:list-item>
      </text:list>
      <text:h text:style-name="Heading_20_2" text:outline-level="2">Co k tomu řekl</text:h>
      <text:list text:style-name="List_20_1">
        <text:list-item text:start-value="1">
          <text:p text:style-name="P5">Co je to paměť (alespoň dvě definice)</text:p>
        </text:list-item>
        <text:list-item>
          <text:p text:style-name="P5">Doba uchování dat</text:p>
        </text:list-item>
        <text:list-item>
          <text:p text:style-name="P5">Co je to polovodičová paměť, paměťová buňka</text:p>
        </text:list-item>
        <text:list-item>
          <text:p text:style-name="P5">Kritéria dělení (tzn. energetická záležitost a trvalost data při zapnutém napájení)</text:p>
          <text:list>
            <text:list-item>
              <text:p text:style-name="P5">Základní parametry paměti (kapacita, funkce, časová odezva)</text:p>
            </text:list-item>
            <text:list-item>
              <text:p text:style-name="P5">Přístup k datům (RAM, DAM, SAM, CAM)</text:p>
            </text:list-item>
            <text:list-item>
              <text:p text:style-name="P5">Implementace <text:s/>(RWM, ROM, PROM)</text:p>
            </text:list-item>
            <text:list-item>
              <text:p text:style-name="P5">Implementace <text:s/>(RAM, SRAM a DRAM)</text:p>
            </text:list-item>
          </text:list>
        </text:list-item>
        <text:list-item>
          <text:p text:style-name="P6">Paměťová buňka RAM, cena obvodů, kapacita obvodů, důsledky</text:p>
        </text:list-item>
        <text:list-item>
          <text:p text:style-name="P5">Co je to paměťový čip</text:p>
        </text:list-item>
        <text:list-item>
          <text:p text:style-name="P5">Implementace určité organizace paměťových buněk</text:p>
        </text:list-item>
        <text:list-item>
          <text:p text:style-name="P6">Základní části paměťového čipu (rozhraní, dekodér, paměťová matice)</text:p>
        </text:list-item>
        <text:list-item>
          <text:p text:style-name="P6">Organizace paměťové matice, požadavky</text:p>
        </text:list-item>
        <text:list-item>
          <text:p text:style-name="P6">Připojení paměti k výpočetnímu systému (registry MAR, MDR)</text:p>
        </text:list-item>
        <text:list-item>
          <text:p text:style-name="P5">Ideální paměť - rychlost, kapacita, cena, energetická nezávislost</text:p>
        </text:list-item>
        <text:list-item>
          <text:p text:style-name="P5">hierarchie paměťového subsystému - rychlost, energetická nezávislost</text:p>
        </text:list-item>
        <text:list-item>
          <text:p text:style-name="P5">Paměť cache</text:p>
          <text:list>
            <text:list-item>
              <text:p text:style-name="P5">problém rychlost, malá kapacita atd.</text:p>
            </text:list-item>
            <text:list-item>
              <text:p text:style-name="P5">lokalita referencí</text:p>
            </text:list-item>
            <text:list-item>
              <text:p text:style-name="P5">dělená, společná pro data a programový kód</text:p>
            </text:list-item>
            <text:list-item>
              <text:p text:style-name="P5">úrovně paměti cache (L1, L2, L3)</text:p>
            </text:list-item>
          </text:list>
        </text:list-item>
        <text:list-item>
          <text:p text:style-name="P5">Virtuální paměť, fyzická paměť a adresový prostor programu</text:p>
        </text:list-item>
        <text:list-item>
          <text:p text:style-name="P5">Ochrana bloku paměti (proti chybám, proti neoprávněnému přístupu)</text:p>
        </text:list-item>
        <text:list-item>
          <text:p text:style-name="List_20_Indent"><text:span text:style-name="T1">Paměťové moduly</text:span>, <text:span text:style-name="T1">způsob implementace</text:span>, <text:span text:style-name="T4">parametry, signály a časování, operační módy správy a přidělování</text:span></text:p>
        </text:list-item>
      </text:list>
      <text:h text:style-name="Heading_20_1" text:outline-level="1">Personální počítač typu IBM PC</text:h>
      <text:list text:style-name="pismenka">
        <text:list-item text:start-value="1">
          <text:p text:style-name="P10">Základní části – základní deska, zdroj, zapouzdření procesoru, chlazení, vstup/výstup</text:p>
        </text:list-item>
        <text:list-item>
          <text:p text:style-name="P10">Zobrazovací subsystém</text:p>
        </text:list-item>
        <text:list-item>
          <text:p text:style-name="P10">Diskový subsystém</text:p>
        </text:list-item>
      </text:list>
      <text:h text:style-name="Heading_20_2" text:outline-level="2">Co k tomu řekl</text:h>
      <text:list text:style-name="List_20_1">
        <text:list-item text:start-value="1">
          <text:p text:style-name="List_20_Indent">základní charakteristika personálního počítače</text:p>
        </text:list-item>
      </text:list>
      <text:h text:style-name="Heading_20_3" text:outline-level="3"><text:soft-page-break/>Základní deska (formát AT, ATX atd.)</text:h>
      <text:list text:style-name="List_20_1">
        <text:list-item text:start-value="1">
          <text:p text:style-name="List_20_Indent">patice, slot, regulátor, čipová sada ROM, sběrnice, konektory atd.</text:p>
        </text:list-item>
      </text:list>
      <text:h text:style-name="Heading_20_3" text:outline-level="3">Zdroj</text:h>
      <text:list text:style-name="List_20_1">
        <text:list-item text:start-value="1">
          <text:p text:style-name="List_20_Indent">účel</text:p>
        </text:list-item>
        <text:list-item>
          <text:p text:style-name="List_20_Indent">charakteristika</text:p>
        </text:list-item>
        <text:list-item>
          <text:p text:style-name="List_20_Indent">zdroj ATX (napětí, tolerance, jaký se používá konektor - MOLEX 20-ti kolíkový)</text:p>
        </text:list-item>
        <text:list-item>
          <text:p text:style-name="List_20_Indent">signály (alespoň POWERON a POWERGOOD)</text:p>
        </text:list-item>
        <text:list-item>
          <text:p text:style-name="List_20_Indent">barvy</text:p>
        </text:list-item>
        <text:list-item>
          <text:p text:style-name="List_20_Indent">výkon</text:p>
        </text:list-item>
        <text:list-item>
          <text:p text:style-name="List_20_Indent">zapouzdření</text:p>
          <text:list>
            <text:list-item>
              <text:p text:style-name="List_20_Indent">účel, ochrana, chlazení, napájení, signalizace</text:p>
            </text:list-item>
          </text:list>
        </text:list-item>
      </text:list>
      <text:h text:style-name="Heading_20_3" text:outline-level="3">Zapouzdření procesoru</text:h>
      <text:list text:style-name="List_20_1">
        <text:list-item text:start-value="1">
          <text:p text:style-name="List_20_Indent">základní typy (keramické a plastové pouzdro)</text:p>
        </text:list-item>
        <text:list-item>
          <text:p text:style-name="List_20_Indent">patice a kov</text:p>
        </text:list-item>
        <text:list-item>
          <text:p text:style-name="List_20_Indent">chlazení</text:p>
        </text:list-item>
      </text:list>
      <text:h text:style-name="Heading_20_3" text:outline-level="3">Vstup/výstup</text:h>
      <text:list text:style-name="List_20_1">
        <text:list-item text:start-value="1">
          <text:p text:style-name="List_20_Indent">klávesnice, myš, scanner, tiskárna</text:p>
        </text:list-item>
      </text:list>
      <text:h text:style-name="Heading_20_3" text:outline-level="3">Zobrazovací subsystém</text:h>
      <text:list text:style-name="List_20_1">
        <text:list-item text:start-value="1">
          <text:p text:style-name="List_20_Indent">účel, <text:span text:style-name="T1">?(něco o standardu)?</text:span> mění reprezentaci dat (standard VESA), zobrazování</text:p>
        </text:list-item>
        <text:list-item>
          <text:p text:style-name="List_20_Indent">základní části (grafická karta, zobrazovací jednotka - monitor, LCD displej, grafický adaptér, rozhraní mezi výpočetním systémem a zobrazovací jednotkou, grafický adaptér připojení, IDE, PCI, AGP, ?hlídač poruch? Atd.</text:p>
        </text:list-item>
        <text:list-item>
          <text:p text:style-name="List_20_Indent">části grafického adaptéru</text:p>
          <text:list>
            <text:list-item>
              <text:p text:style-name="List_20_Indent">video BIOS, grafický procesor (GPU)</text:p>
            </text:list-item>
            <text:list-item>
              <text:p text:style-name="List_20_Indent">obrazová paměť</text:p>
            </text:list-item>
          </text:list>
        </text:list-item>
        <text:list-item>
          <text:p text:style-name="List_20_Indent">rozhraní grafického adaptéru, zobrazovací jednotky-porovnání</text:p>
        </text:list-item>
      </text:list>
      <text:h text:style-name="Heading_20_3" text:outline-level="3">Diskový subsystém</text:h>
      <text:list text:style-name="List_20_1">
        <text:list-item text:start-value="1">
          <text:p text:style-name="List_20_Indent">Účel</text:p>
        </text:list-item>
        <text:list-item>
          <text:p text:style-name="List_20_Indent">Princip práce pevného disku, základní části a rozhraní s kabely</text:p>
        </text:list-item>
        <text:list-item>
          <text:p text:style-name="List_20_Indent">Funkce</text:p>
        </text:list-item>
        <text:list-item>
          <text:p text:style-name="List_20_Indent">Paměti DAM</text:p>
        </text:list-item>
      </text:list>
      <text:h text:style-name="Heading_20_1" text:outline-level="1">Technologie operačních systémů 1</text:h>
      <text:list text:style-name="pismenka">
        <text:list-item text:start-value="1">
          <text:p text:style-name="P10">Účel, funkce a typy operačních systémů</text:p>
        </text:list-item>
        <text:list-item>
          <text:p text:style-name="P10">Provedení vstupu/výstupu</text:p>
        </text:list-item>
        <text:list-item>
          <text:p text:style-name="P10">DOS, struktura a funkce</text:p>
        </text:list-item>
      </text:list>
      <text:h text:style-name="Heading_20_2" text:outline-level="2">Co k tomu řekl</text:h>
      <text:list text:style-name="List_20_1">
        <text:list-item text:start-value="1">
          <text:p text:style-name="List_20_Indent">Funkce</text:p>
        </text:list-item>
        <text:list-item>
          <text:p text:style-name="List_20_Indent">Co je operační systém dle české normy</text:p>
        </text:list-item>
        <text:list-item>
          <text:p text:style-name="List_20_Indent">Komponenty operačních systémů, jaké mají rozhraní</text:p>
        </text:list-item>
        <text:list-item>
          <text:p text:style-name="List_20_Indent">Základní typy OS</text:p>
          <text:list>
            <text:list-item>
              <text:p text:style-name="List_20_Indent">monitor, bash, sdílení času, interaktivní</text:p>
            </text:list-item>
          </text:list>
        </text:list-item>
        <text:list-item>
          <text:p text:style-name="List_20_Indent">Funkce procesoru pro operační systém</text:p>
        </text:list-item>
        <text:list-item>
          <text:p text:style-name="List_20_Indent">Správa zařízení vstupu/výstupu</text:p>
          <text:list>
            <text:list-item>
              <text:p text:style-name="List_20_Indent">účel, princip, vstup/výstup - základní dělení</text:p>
            </text:list-item>
            <text:list-item>
              <text:p text:style-name="List_20_Indent">I/O rozhraní systému</text:p>
            </text:list-item>
            <text:list-item>
              <text:p text:style-name="List_20_Indent">registr a přístup jejich mapování</text:p>
            </text:list-item>
            <text:list-item>
              <text:p text:style-name="List_20_Indent">způsoby obsluhy zařízení vstupu/výstupu-programová, přerušení, DMA, kanálový procesor, popis obsluhy, jak to tedy funguje</text:p>
            </text:list-item>
          </text:list>
        </text:list-item>
        <text:list-item>
          <text:p text:style-name="List_20_Indent"><text:soft-page-break/>DOS</text:p>
          <text:list>
            <text:list-item>
              <text:p text:style-name="List_20_Indent">základní charakteristika</text:p>
            </text:list-item>
            <text:list-item>
              <text:p text:style-name="List_20_Indent">komponenty (správa procesů, správa paměti, souborový systém, spustitelné soubory, služby, příkazová řádka)</text:p>
            </text:list-item>
          </text:list>
        </text:list-item>
      </text:list>
      <text:h text:style-name="Heading_20_1" text:outline-level="1">Technologie operačních systémů 2</text:h>
      <text:list text:style-name="pismenka">
        <text:list-item text:start-value="1">
          <text:p text:style-name="P10">Účel, funkce a typy operačních systémů</text:p>
        </text:list-item>
        <text:list-item>
          <text:p text:style-name="P10">Správa souborového systému</text:p>
        </text:list-item>
        <text:list-item>
          <text:p text:style-name="P10">Operační systém Windows XP, struktura a funkce</text:p>
        </text:list-item>
      </text:list>
      <text:h text:style-name="Heading_20_2" text:outline-level="2">Co k tomu řekl</text:h>
      <text:p text:style-name="Text_20_body">Začátek stejný jako u 9).</text:p>
      <text:list text:style-name="List_20_1">
        <text:list-item text:start-value="1">
          <text:p text:style-name="List_20_Indent">Windows XP</text:p>
          <text:list>
            <text:list-item>
              <text:p text:style-name="List_20_Indent">charakteristika a principy návrhu</text:p>
            </text:list-item>
            <text:list-item>
              <text:p text:style-name="List_20_Indent">struktura a základní části (hardware, HAL, kernel ...)</text:p>
            </text:list-item>
            <text:list-item>
              <text:p text:style-name="List_20_Indent">exekutiva a jádro</text:p>
            </text:list-item>
            <text:list-item>
              <text:p text:style-name="List_20_Indent">princip Win32 API a operační prostředí</text:p>
            </text:list-item>
          </text:list>
        </text:list-item>
      </text:list>
      <text:p text:style-name="Text_20_body">Otázky 9 a 10 <text:s/>se mají překrývat, měla by se lišit druhá a třetí část.</text:p>
      <text:h text:style-name="Heading_20_1" text:outline-level="1">Technologie procesoru - Intel 8086</text:h>
      <text:list text:style-name="pismenka">
        <text:list-item text:start-value="1">
          <text:p text:style-name="P10">Logická struktura, princip činnosti, základní parametry, instrukční soubor</text:p>
        </text:list-item>
        <text:list-item>
          <text:p text:style-name="P10">Struktura registrů, adresace paměti, vstup/výstup</text:p>
        </text:list-item>
        <text:list-item>
          <text:p text:style-name="P10">Přerušovací systém</text:p>
        </text:list-item>
      </text:list>
      <text:h text:style-name="Heading_20_2" text:outline-level="2">Co k tomu řekl</text:h>
      <text:h text:style-name="Heading_20_3" text:outline-level="3">Charakteristika</text:h>
      <text:list text:style-name="List_20_1">
        <text:list-item text:start-value="1">
          <text:p text:style-name="List_20_Indent">16-bitový</text:p>
        </text:list-item>
        <text:list-item>
          <text:p text:style-name="List_20_Indent">keramické pouzdro DIP-40 , napájecí napětí 5V, frekvence 5-10MHz, spotřeba ~5W</text:p>
        </text:list-item>
        <text:list-item>
          <text:p text:style-name="List_20_Indent">charakteristika sběrnice – adresové, datové</text:p>
        </text:list-item>
        <text:list-item>
          <text:p text:style-name="List_20_Indent">verze procesoru a jeho struktura (BIU, EU)</text:p>
        </text:list-item>
        <text:list-item>
          <text:p text:style-name="List_20_Indent">struktura registrů</text:p>
          <text:list>
            <text:list-item>
              <text:p text:style-name="List_20_Indent">registr příznaků</text:p>
            </text:list-item>
            <text:list-item>
              <text:p text:style-name="List_20_Indent">realizace zásobníků a jejich účel</text:p>
            </text:list-item>
          </text:list>
        </text:list-item>
        <text:list-item>
          <text:p text:style-name="List_20_Indent">instrukční sada</text:p>
          <text:list>
            <text:list-item>
              <text:p text:style-name="List_20_Indent">skupiny instrukcí</text:p>
            </text:list-item>
            <text:list-item>
              <text:p text:style-name="List_20_Indent">aritmeticko-logické posuny řetězce, práce s řetězci, nejrůznější pomocné instrukce</text:p>
            </text:list-item>
          </text:list>
        </text:list-item>
        <text:list-item>
          <text:p text:style-name="List_20_Indent">proměnná délka instrukce 1-6 bajtů</text:p>
        </text:list-item>
        <text:list-item>
          <text:p text:style-name="List_20_Indent">adresa dvousložková 16-bitová</text:p>
        </text:list-item>
        <text:list-item>
          <text:p text:style-name="List_20_Indent">paměť je plochá</text:p>
          <text:list>
            <text:list-item>
              <text:p text:style-name="List_20_Indent">relokace a ochrana paměti (jak je to zajištěno: v zásadě nijak, logická adresa, segment, offset)</text:p>
            </text:list-item>
            <text:list-item>
              <text:p text:style-name="List_20_Indent">fyzická adresa 20-bitové číslo počítá BIU, adresace operandů, 24 módů?, pouze jeden operand je povolen z paměti</text:p>
            </text:list-item>
          </text:list>
        </text:list-item>
        <text:list-item>
          <text:p text:style-name="List_20_Indent">způsoby adresace</text:p>
          <text:list>
            <text:list-item>
              <text:p text:style-name="List_20_Indent">bezprostřední, přímá, nepřímá, registrová, bázová</text:p>
            </text:list-item>
            <text:list-item>
              <text:p text:style-name="List_20_Indent">přiřazení segmentového registru</text:p>
            </text:list-item>
            <text:list-item>
              <text:p text:style-name="List_20_Indent">adresace instrukcí absolutní a relativní, vstup/výstup, samostatný adresový prostor 64 kB, přerušovací systém <text:s/></text:p>
            </text:list-item>
            <text:list-item>
              <text:p text:style-name="List_20_Indent">účel, HW realizace, má dva vývody, jeden maskovatelné a druhý nemaskovatelné přerušení, kontrola přerušení, ??, HW přerušení, jaké jsou, ??, jak funguje obsluha přerušení, jak je přiděleno číslo každé rutině, co je to tabulka vektorů přerušení, jsou tam uloženy vstupní body obsluhy, postup jak přerušení probíhá</text:p>
            </text:list-item>
          </text:list>
        </text:list-item>
      </text:list>
      <text:h text:style-name="Heading_20_1" text:outline-level="1"><text:soft-page-break/>Technologie procesoru - Intel 80386</text:h>
      <text:p text:style-name="Text_20_body">Stejné podotázky jako předchozí, v zásadě stejná struktura, s tím, že tady je to 32-bitové, takže se to povídá v některých místech trochu jinak.</text:p>
      <text:h text:style-name="Heading_20_1" text:outline-level="1">Technologie procesoru - Intel Pentium</text:h>
      <text:list text:style-name="pismenka">
        <text:list-item text:start-value="1">
          <text:p text:style-name="P10">Logická struktura, princip činnosti, základní parametry, instrukční soubor</text:p>
        </text:list-item>
        <text:list-item>
          <text:p text:style-name="P10">Procesory Pentium P5, P6</text:p>
        </text:list-item>
        <text:list-item>
          <text:p text:style-name="P10">FPU, MMX – logická struktura, princip činnosti</text:p>
        </text:list-item>
      </text:list>
      <text:h text:style-name="Heading_20_2" text:outline-level="2">Co k tomu řekl</text:h>
      <text:list text:style-name="List_20_1">
        <text:list-item text:start-value="1">
          <text:p text:style-name="List_20_Indent">Začátek v zásadě stejný, ale <text:span text:style-name="T2">spíše orientovaný na strukturu IA32</text:span></text:p>
        </text:list-item>
        <text:list-item>
          <text:p text:style-name="List_20_Indent">Charakteristika procesoru Pentium</text:p>
          <text:list>
            <text:list-item>
              <text:p text:style-name="List_20_Indent">superskalární procesor, obchodní název, charakteristika</text:p>
            </text:list-item>
            <text:list-item>
              <text:p text:style-name="List_20_Indent">jaký je tam základní problém, co potřebujeme</text:p>
            </text:list-item>
            <text:list-item>
              <text:p text:style-name="List_20_Indent">zvyšování výkonu a kompatibilita</text:p>
            </text:list-item>
            <text:list-item>
              <text:p text:style-name="List_20_Indent">pracovní módy procesoru</text:p>
            </text:list-item>
            <text:list-item>
              <text:p text:style-name="List_20_Indent">základní struktura – co to podporuje, co nás zajímá</text:p>
            </text:list-item>
          </text:list>
        </text:list-item>
        <text:list-item>
          <text:p text:style-name="List_20_Indent">Struktura paměti, ochrana paměti, ochrana bloku paměti, virtuální paměť, cache, procesy</text:p>
        </text:list-item>
        <text:list-item>
          <text:p text:style-name="List_20_Indent">Instrukční sada CISC – převádí na mikrooperace</text:p>
        </text:list-item>
        <text:list-item>
          <text:p text:style-name="List_20_Indent">Vzpomenout něco k 486, že je to skalární procesor, pomalejší než Pentium</text:p>
          <text:list>
            <text:list-item>
              <text:p text:style-name="List_20_Indent">L2 cache a FPU jednotka na čipu oproti 80486</text:p>
            </text:list-item>
          </text:list>
        </text:list-item>
        <text:list-item>
          <text:p text:style-name="List_20_Indent">Generace procesorů, typová řada, Pentia 3 generace –&gt; P5, P6, P7 (Pentium 4)</text:p>
        </text:list-item>
        <text:list-item>
          <text:p text:style-name="List_20_Indent">Základní parametry generace procesorů P5</text:p>
          <text:list>
            <text:list-item>
              <text:p text:style-name="P4"><text:span text:style-name="T3">frekvence</text:span> 60-300MHz</text:p>
            </text:list-item>
            <text:list-item>
              <text:p text:style-name="List_20_Indent">tloušťka čáry <text:span text:style-name="T2">0,8-0,25µm</text:span></text:p>
            </text:list-item>
            <text:list-item>
              <text:p text:style-name="List_20_Indent">napájecí napětí (první verze 5V v roce 1993, přes 3,3V a 2,8V až po 1,8V v roce 1999)</text:p>
            </text:list-item>
            <text:list-item>
              <text:p text:style-name="List_20_Indent">spotřeba (TDP)</text:p>
            </text:list-item>
            <text:list-item>
              <text:p text:style-name="P4">instrukční sada CISC s prvky RISC</text:p>
            </text:list-item>
          </text:list>
        </text:list-item>
        <text:list-item>
          <text:p text:style-name="List_20_Indent">Základní parametry generace procesorů P6</text:p>
          <text:list>
            <text:list-item>
              <text:p text:style-name="List_20_Indent">poprvé architektura ??(znělo to jako dif .), ??, ??sběrnice, jaké má výhody, jaké nevýhody</text:p>
            </text:list-item>
          </text:list>
        </text:list-item>
        <text:list-item>
          <text:p text:style-name="List_20_Indent">Pentium P7 a architektura Netburst</text:p>
          <text:list>
            <text:list-item>
              <text:p text:style-name="List_20_Indent">základní informace, taktovací frekvence, zhruba tloušťka čáry, spotřeba 55-130W</text:p>
            </text:list-item>
          </text:list>
        </text:list-item>
        <text:list-item>
          <text:p text:style-name="List_20_Indent">Pentium – specializace, produktové řady desktop a mobile, instrukční soubor, instrukční soubor rozšířený o SSE (70 instrukcí), ??, instrukční soubor multimediální aplikace, saturovaná aritmetika, paralelní operace, instrukce a replikace jednotek, aritmetika v pevném a plovoucím formátu, operace LOAD a STORE, ??, FPU-?vývoj, to znamená koprocesor a jak se to vyvíjelo, FPU standard IEEE704, přesnost, ??, zvláštní stavy??, čísla?, struktura, datové registry, stavové registry, řídící, ??, skupiny instrukcí- jaké skupiny je schopen vykonávat, předpokládám, že budete vědět něco o operacích ??, MX SSL??(něco takového)</text:p>
        </text:list-item>
      </text:list>
      <text:h text:style-name="Heading_20_1" text:outline-level="1">Technologie soudobých procesorů</text:h>
      <text:list text:style-name="pismenka">
        <text:list-item text:start-value="1">
          <text:p text:style-name="P10">nedostatky von Neumannovy koncepce</text:p>
        </text:list-item>
        <text:list-item>
          <text:p text:style-name="P10">možnosti zvyšování výkonu procesorů</text:p>
        </text:list-item>
        <text:list-item>
          <text:p text:style-name="P10">aplikační použití (tzn. Pentium 4 (namalovat obrázek by bylo zajímavé))</text:p>
        </text:list-item>
      </text:list>
      <text:p text:style-name="Text_20_body">1. část – co je to počítač, ???, von Neumannova koncepce, postuláty (požadavky), logická struktura (?něco? počítače); skalární počítač, synchronizace a hodinový impulz, instrukční cyklus – co to tedy vlastně je; jiné možné koncepce (Harvardská, porovnání výhody a nevýhody); ?proudové? instrukční sady (RISC a CISC), důvody proč jsou takové, výhody a nevýhody; instrukce – co obsahuje, co způsobí, jaký je výsledek, ??? instrukcí podle účelu operandů</text:p>
      <text:p text:style-name="Text_20_body">2. část – možnosti navýšení výkonu skalárního procesoru, paralelní činnost, ?vyplňování prostojů?, překrývání činností, ukázat to na nějaké konkrétní věci (např. na 8086), proudové zpracovávání – podmínky, proudové zpracování instrukcí (fáze), proud. zpracování aritmeticko-logických operací, proudová sčítačka FPU; replikace jednotek, problémy s tím spojené (programy nejsou koncipovány na paralelní činnost – co z toho plyne), obecně problémy <text:soft-page-break/>paralelního zpracování, konflikty při zpracování ?něčeho řídícího a strukturálního? (řešením je statický kompilátor nebo dynamický tzn. ??? architektura VLIW – výhody a nevýhody); limity – technologický, fyzikální, chlazení, ekonomika</text:p>
      <text:p text:style-name="Text_20_body">3. část – aplikace, tzn. Pentium 4, charakteristika, superskalární procesor, logická struktura, ???, mikrooperace, vykonávání instrukcí mimo pořadí - princip</text:p>
      <text:h text:style-name="Heading_20_1" text:outline-level="1">Technologie soudobých mikroprocesorů</text:h>
      <text:p text:style-name="Text_20_body">Začátek stejný jako u 14. otázky, ale opírá se to o mikroprocesory, tzn. etapy vývoje mikroprocesorů, subskalární, skalární, superskalární, všechny ty věci kolem, architektura VLIW, perspektivy (dneska všechno řeší kompilátor), technologické limity, procesorové řady ve smyslu produktových řad (Celeron a Xeon). Jinak není definovaný jak tahle otázka má vypadat, záleží na nás jak to uděláme.</text:p>
      <text:h text:style-name="Heading_20_1" text:outline-level="1">IA 32 – paměť cache</text:h>
      <text:list text:style-name="pismenka">
        <text:list-item text:start-value="1">
          <text:p text:style-name="P10">účel, princip funkce, typy pamětí cache</text:p>
        </text:list-item>
        <text:list-item>
          <text:p text:style-name="P10">algoritmy výměny bloků a problémy konzistentnosti dat</text:p>
        </text:list-item>
        <text:list-item>
          <text:p text:style-name="P10">aplikace (tzn. paměti cache soudobých mikroprocesorů)</text:p>
        </text:list-item>
      </text:list>
      <text:p text:style-name="Text_20_body">1. část – účel, použití, princip, typy závislostí, typy cache podle účelu tzn. dělěná (split), společná ???; úrovně, proč je tolik úrovní; problémy (mapování bloků, algoritmy výměny, konzistentnost dat); základní struktura (data, tagy, atributy); mapování – jakým způsobem se cache mapuje do prostoru operační paměti (asociativní paměť, ???, výhledový buffer), přímo mapovatelná, n-chodé paměti</text:p>
      <text:p text:style-name="Text_20_body">2. část – strategie výměny bloků – jaký je základní problém, strategie - NRU, LRU, FIFO, fronta a její modifikace; konzistentnost dat – popis problému, ??? řešení tzn. psaní vpřed (write-back) ??? zápis</text:p>
      <text:p text:style-name="Text_20_body">3. část – použití konkrétně na Pentium, čtyřcestná, dvoucestná, popřípadě osmicestná (záleží jaký model); co je to blokující se paměť cache (paměť cache se při neúspěchu zablokuje tzn. pokud tam data nejsou a musí se natáhnout z oper. paměti, tak je cache zablokuje, takže další požadavek by nebyl uspokojen, od Pentia 4 už to tak není protože vykonává instrukce mimo pořadí), spekulativní vykonávání instrukcí, jakým způsobem je to mapováno ??????, jak to vypadá u P5 a P6; WinXP a souborový systém, pojem přímo mapovatelných souborů (budeme brát až před maturitou)</text:p>
      <text:h text:style-name="Heading_20_1" text:outline-level="1">IA 32 – správa paměti</text:h>
      <text:list text:style-name="pismenka">
        <text:list-item text:start-value="1">
          <text:p text:style-name="P10">účel, princip, funkce, logická struktura</text:p>
        </text:list-item>
        <text:list-item>
          <text:p text:style-name="P10">paměťové objekty, systém řízení přístupu</text:p>
        </text:list-item>
        <text:list-item>
          <text:p text:style-name="P10">správa paměti a funkce operačního systému</text:p>
        </text:list-item>
      </text:list>
      <text:p text:style-name="Text_20_body">1. část – účel správy paměti (fyzická paměť je lineární, nemá žádnou strukturu, potřebujeme jí nějakou strukturu zadat), paměti není nikdy dost, ??????, co je to segmentace, stránkování, cachování a jak se provádí ochrana, segmentace - ??? a charakter programového vybavení, adresový prostor – lineární a logická adresa, ??? adresový prostor a velikost segmentů, </text:p>
      <text:p text:style-name="Text_20_body">operační módy procesoru a segmentace – reálný a chráněný, jakým způsobem zajištěna zpětná kompatibilita, reálný mód – struktura (segment – offset, jak je zajištěna ochrana), chráněný mód – segment ??? popisovač (definuje vlastnosti segmentu, je hardwarově kontrolován), vlastnosti segmentu (místo uložení, velikost, atributy), popisovač - tabulky dvou typů (globální a lokální), princip funkce (systémový registr, který ukazuje na začátek tabulky (?tedy operační paměti?)), ??? realizace, registry GDTR, LDTR, IDTR, TS; popisovače paměťových elementů (základní struktura osmibajtová)</text:p>
      <text:p text:style-name="Text_20_body">2. část - objekty typu systém a segment (aktivní - program a brána, pasivní – data), základní typy bran – řízení přístupu, zpřístupnění TS, přerušení; manipulace s popisovači – ukazateli, formát ukazatele; práva přístupu k elementům paměti (důvěryhodnost, ?relevantnost?)</text:p>
      <text:p text:style-name="Text_20_body">3. část – funkce správy paměti a operační systém, evidence přidělování a řízení přístupu, hardwarové funkce, ?????? pro operační systém, naplnění systémových tabulek, WinXP – struktura paměti (jádro, hyperprostor, cache – bude probráno později), WinXP - ?VNM? a exekutiva, ?VNM? a stránkování</text:p>
      <text:h text:style-name="Heading_20_1" text:outline-level="1">Architektura IA32-Virtuální paměť</text:h>
      <text:list text:style-name="pismenka">
        <text:list-item text:start-value="1">
          <text:p text:style-name="P10">účel, princip funkce, logická struktura</text:p>
        </text:list-item>
        <text:list-item>
          <text:p text:style-name="P10">metody přepočtu adres</text:p>
        </text:list-item>
        <text:list-item>
          <text:p text:style-name="P10">aplikace: operační systém a virtuální paměť</text:p>
        </text:list-item>
      </text:list>
      <text:h text:style-name="Heading_20_2" text:outline-level="2"><text:soft-page-break/>Co k tomu řekl</text:h>
      <text:p text:style-name="Text_20_body">Co je to paměť, doba uchování dat, polovodičová paměť, ideální paměť. IA32 struktura správy paměti, virtuální paměť (co to tedy vůbec je, abychom to nějakým způsobem vysvětlili), jaký je účel (co tedy vlastně řeší), historické souvislosti, virtuální paměť princip funkce (opětovné využití nebo sdílení použití bloku paměti), sekundární efekt virtuální paměti (je ochrana bloku paměti), srovnání mechanizmu stránkování a segmentace (co se dá vypnout a co se vypnout nedá), virtuální paměť-logická struktura tzn. stránkovací jednotka, obvodové řešení, co je to TLB, řídící registry. Virtuální paměť ???? asociativní (paměť 32 položek 4x 8 atd). Řídící registry CR3, CR2, CR0, k čemu je to dobré. Virtuální paměť přepočet adresy, jakým způsobem se přepočítává lineární na fyzickou. Požadavky na přepočet-rychlost, omezená velikost tabulek. Přepočet adresy může být tedy jednoúrovňový, dvouúrovňový, popřípadě víceúrovňový- jaké to má výhody a nevýhody. OS WIN XP WMM komponenta exekutivy-spravuje fyzickou a virtuální paměť. Jaká je velikost paměti (4GB v 32-bitového režimu, 8TB v 64-bitovém režimu), velikost stránky (4kB, nebo 8kB). Dvě nebo tři úrovně překladů, co je to hyperprostor. </text:p>
      <text:p text:style-name="Text_20_body">OS WIN XP struktura správy virtuální paměti, databáze rámců, položka ??? rámce. WIN XP postup přidělování paměti-rezervace virtuální a v konečné fázi přidělení fyzické(jakým způsobem to tedy probíhá).</text:p>
      <text:h text:style-name="Heading_20_1" text:outline-level="1">Architektura IA32 - Přepínání úloh</text:h>
      <text:list text:style-name="pismenka">
        <text:list-item text:start-value="1">
          <text:p text:style-name="P10">účel, princip funkce, logická struktura</text:p>
        </text:list-item>
        <text:list-item>
          <text:p text:style-name="P10">způsoby předání řízení, systémové objekty, režim V86</text:p>
        </text:list-item>
        <text:list-item>
          <text:p text:style-name="P10">aplikace operační systém a správa procesů</text:p>
        </text:list-item>
      </text:list>
      <text:h text:style-name="Heading_20_2" text:outline-level="2">Co k tomu řekl</text:h>
      <text:p text:style-name="Text_20_body">Všimnout si: že u IA32 je pokaždé část aplikační, abychom tu vědomost dokázali objasnit na reálu, tady se používá WIN XP.</text:p>
      <text:p text:style-name="Text_20_body"/>
      <text:p text:style-name="Text_20_body">Přepínání účel- pseudoparalelismus, je to tedy zlepšení využití zdrojů. Přepínání- jaký je princip funkce, uložení kontextu, ??? ?struktury v paměti, co je to kontext (jak se to s kontextem provede, že je to atomická operace realizovaná hardwarem, stejně jako instrukce). Struktura v paměti <text:s/>TSS (to znamená segment stavu procesu), jaká je logická struktura toho TSS, co je to TR (Task Register). TSS je tedy systémový objekt. Formát popisovače TSS, minimální velikost je 104bajtů. Jaká je struktura TSS, tzn statická a dynamická část. Jakým způsobem můžeme přepnout- tzn. přímo (ukazatel na TSS) nebo nepřímo (odkazem na bránu). Základní typy bran, řízení přístupu, všechna ta ??? 32-bitové programy, zpřístupnění TSS, přerušení atd. </text:p>
      <text:p text:style-name="Text_20_body">V86-účel, funkce, ochrany- tzn. jak se tam zabraňuje třeba přístupu k portům, paměti 1MB ???? atd.</text:p>
      <text:p text:style-name="Text_20_body">OS- správa procesů, přidělování CPU, schopnost <text:s/>to prosazovat-tzn. preemptivní využití zdrojů. Správa procesů-algoritmy řízení procesů (cyklická obsluha, podle priority, fronty s prioritou atd.). </text:p>
      <text:p text:style-name="Text_20_body">OS WIN XP základní struktura, vrstvy a moduly. Správa procesů exekutiva, správce procesů, správce objektů, synchronizace mezi objekty. Proces (co to tedy je), je to objekt reprezentující ???? vykonávajícího se programu. Co je to vlákno, základní běhová jednotka, úloha- organizační jednotka použitá pro plánování využití zdrojů. Jakým způsobem se proces inicializuje (to se ještě dovíme). Vlákno-stavy. Synchronizace mezi objekty (objekt typu event, ?index, semafor a timer).</text:p>
      <text:h text:style-name="Heading_20_1" text:outline-level="1">Architektura IA32 - Přerušovací systém</text:h>
      <text:list text:style-name="pismenka">
        <text:list-item text:start-value="1">
          <text:p text:style-name="P10">účel, princip funkce, realizace přerušení v REÁLNÉM režimu</text:p>
        </text:list-item>
        <text:list-item>
          <text:p text:style-name="P10">přerušení v chráněném režimu</text:p>
        </text:list-item>
        <text:list-item>
          <text:p text:style-name="P10">aplikace- přerušení a architektura procesoru, přerušení a funkce operačního systému</text:p>
        </text:list-item>
      </text:list>
      <text:h text:style-name="Heading_20_2" text:outline-level="2">Co k tomu řekl</text:h>
      <text:p text:style-name="Text_20_body">IA32 základní funkce (to když se naučíme jednou, použijeme stále), přerušovací systém-účel, hardwarové provedení, realizace, shrnutí (interní a externí přerušení, maskovatelné a nemaskovatelné). Obsluha přerušení, tabulka vektorů přerušení. Přerušení v reálném režimu, tedy obsluha vždy procedurou. Postup při přerušení, nejdřív v chráněném režimu (základní princip je stejný) rozdíl je v tom, kde je ta tabulka umístěná, jakým způsobem se to obsluhuje. Typy výjimečných situací-Fault, Trap, Abort. Co to je IDT, tzn. tabulka vektorů přerušení, IDTR registr. Přerušení a architektura procesoru, jak to souvisí s proudového zpracování, co je to neurčité přerušení.</text:p>
      <text:p text:style-name="Text_20_body"><text:soft-page-break/>OS WIN XP struktura přerušovacího systému, dispečery jádra a rozdílné architektury. Standardní řada přerušení-32 úrovní (ještě uslyšíme), úrovně-jak to přerušení vypadá, co je to odložené přerušení a jak to souvisí s laděním chybových stav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ndale Sans UI1" svg:font-family="'Andale Sans UI'"/>
    <style:font-face style:name="StarSymbol" svg:font-family="StarSymbol"/>
    <style:font-face style:name="Cumberland AMT" svg:font-family="'Cumberland AMT'" style:font-family-generic="modern" style:font-pitch="fixed"/>
    <style:font-face style:name="Nimbus Mono L" svg:font-family="'Nimbus Mono L'" style:font-adornments="Běžné" style:font-family-generic="modern" style:font-pitch="fixed"/>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 svg:font-family="'DejaVu Sans'" style:font-adornments="Condensed"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Sans L" fo:font-size="12pt" fo:language="cs" fo:country="CZ" style:letter-kerning="true" style:font-name-asian="DejaVu Sans1"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style>
    <style:style style:name="Text_20_body" style:display-name="Text body" style:family="paragraph" style:parent-style-name="Standard" style:list-style-name="" style:class="text" style:master-page-name="">
      <style:paragraph-properties fo:margin-top="0.101cm" fo:margin-bottom="0.011cm" fo:text-align="justify" style:justify-single-word="false" fo:keep-together="auto" fo:orphans="2" fo:widows="2" style:page-number="auto" fo:background-color="transparent" style:shadow="none" fo:keep-with-next="auto" text:number-lines="true" text:line-number="1">
        <style:tab-stops/>
        <style:background-image/>
      </style:paragraph-properties>
      <style:text-properties style:font-name="Nimbus Roman No9 L"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499cm" fo:margin-right="0cm" fo:margin-top="0.199cm" fo:margin-bottom="0.15cm" fo:text-indent="0cm" style:auto-text-indent="false"/>
      <style:text-properties fo:font-style="oblique"/>
    </style:style>
    <style:style style:name="List_20_Indent" style:display-name="List Indent" style:family="paragraph" style:parent-style-name="Text_20_body" style:list-style-name="List_20_1" style:class="text" style:master-page-name="">
      <style:paragraph-properties fo:margin-left="0.199cm" fo:margin-right="0cm" fo:margin-top="0cm" fo:margin-bottom="0cm" style:line-spacing="0.041cm" fo:text-align="start" style:justify-single-word="false" fo:keep-together="auto" fo:text-indent="0cm" style:auto-text-indent="false" style:page-number="auto" fo:background-color="transparent" style:shadow="none" fo:keep-with-next="auto">
        <style:tab-stops/>
        <style:background-image/>
      </style:paragraph-properties>
      <style:text-properties style:font-name="Nimbus Roman No9 L" fo:font-size="11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0cm" fo:margin-bottom="0.3cm" fo:text-align="center" style:justify-single-word="false" style:page-number="auto" fo:keep-with-next="always"/>
      <style:text-properties style:font-name="Nimbus Sans L" fo:font-size="18pt" fo:font-weight="bold"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master-page-name="" style:default-outline-level="1">
      <style:paragraph-properties fo:margin-top="0.25cm" fo:margin-bottom="0.101cm" fo:text-align="start" style:justify-single-word="false" fo:keep-together="auto" fo:orphans="0" fo:widows="0" style:page-number="auto" fo:break-before="auto" fo:break-after="auto" style:shadow="none"/>
      <style:text-properties style:font-name="Nimbus Sans L1" fo:font-size="16pt" fo:language="cs" fo:country="CZ"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99cm" fo:margin-bottom="0.15cm" fo:text-align="start" style:justify-single-word="false" fo:orphans="0" fo:widows="0" style:page-number="auto" fo:background-color="transparent" style:shadow="none"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12cm" fo:margin-bottom="0cm" fo:text-align="start" style:justify-single-word="false" fo:keep-together="auto" fo:orphans="0" fo:widows="0" style:page-number="auto" fo:background-color="transparent" style:shadow="none" fo:keep-with-next="always">
        <style:tab-stops/>
        <style:background-image/>
      </style:paragraph-properties>
      <style:text-properties style:font-name="Nimbus Sans L1" fo:font-size="11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9.562cm" style:type="center"/>
          <style:tab-stop style:position="19.12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Table_20_Contents" style:display-name="Table Contents" style:family="paragraph" style:parent-style-name="Standard" style:class="extra" style:master-page-name="">
      <style:paragraph-properties fo:margin-top="0cm" fo:margin-bottom="0cm" fo:text-align="center" style:justify-single-word="false" fo:keep-together="always" style:page-number="auto" fo:background-color="transparent" style:shadow="none"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Obr." style:family="paragraph" style:parent-style-name="Caption">
      <style:text-properties style:font-name="Nimbus Roman No9 L" fo:font-size="11pt" fo:font-style="normal" style:font-weight-asian="normal"/>
    </style:style>
    <style:style style:name="Code" style:family="paragraph" style:parent-style-name="Text_20_body" style:class="text" style:master-page-name="">
      <style:paragraph-properties style:page-number="auto" fo:background-color="transparent">
        <style:background-image/>
      </style:paragraph-properties>
      <style:text-properties style:letter-kerning="false" fo:background-color="#cccccc"/>
    </style:style>
    <style:style style:name="normal" style:family="paragraph" style:parent-style-name="Standard">
      <style:paragraph-properties fo:margin-top="0.101cm" fo:margin-bottom="0.101cm" fo:line-height="0.499cm" fo:text-align="start" style:justify-single-word="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0pt" style:font-name-asian="Verdana" style:font-name-complex="Verdana"/>
    </style:style>
    <style:style style:name="Tab." style:family="paragraph" style:parent-style-name="Caption" style:master-page-name="">
      <style:paragraph-properties style:page-number="auto"/>
      <style:text-properties style:font-name="Nimbus Roman No9 L1" fo:font-size="11pt" fo:font-weight="bold" style:font-weight-asian="normal"/>
    </style:style>
    <style:style style:name="End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Nimbus Roman No9 L" fo:font-size="10pt"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Nimbus Roman No9 L"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text-underline-style="none"/>
    </style:style>
    <style:style style:name="Code" style:family="text">
      <style:text-properties style:font-name="Nimbus Mono L" fo:font-size="11pt" fo:background-color="transparent"/>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000000" style:text-underline-style="none"/>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svg:width="19.054cm" style:rel-width="103%" svg:height="27.129cm" fo:min-height="100%" text:anchor-type="paragraph" svg:x="0cm" svg:y="0cm" fo:margin-left="0.499cm" fo:margin-right="0.499cm" fo:margin-top="0.499cm" fo:margin-bottom="0.499cm" style:wrap="parallel"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1.002cm" fo:margin-right="1.002cm" fo:margin-top="1.002cm" fo:margin-bottom="1.002cm" style:wrap="dynamic"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501cm" text:min-label-width="0.499cm"/>
        <style:text-properties style:font-name="Nimbus Sans L2"/>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text:bullet-char="‒">
        <style:list-level-properties text:min-label-width="0.3cm"/>
        <style:text-properties style:font-name="DejaVu Sans"/>
      </text:list-level-style-bullet>
      <text:list-level-style-bullet text:level="2" text:style-name="Bullet_20_Symbols" text:bullet-char="-">
        <style:list-level-properties text:space-before="0.401cm" text:min-label-width="0.199cm"/>
        <style:text-properties style:font-name="Nimbus Sans L2"/>
      </text:list-level-style-bullet>
      <text:list-level-style-bullet text:level="3" text:style-name="Bullet_20_Symbols" text:bullet-char="•">
        <style:list-level-properties text:space-before="0.799cm" text:min-label-width="0.3cm"/>
        <style:text-properties style:font-name="StarSymbol1"/>
      </text:list-level-style-bullet>
      <text:list-level-style-bullet text:level="4" text:style-name="Bullet_20_Symbols" text:bullet-char="•">
        <style:list-level-properties text:space-before="1.199cm" text:min-label-width="0.3cm"/>
        <style:text-properties style:font-name="StarSymbol1"/>
      </text:list-level-style-bullet>
      <text:list-level-style-bullet text:level="5" text:style-name="Bullet_20_Symbols" text:bullet-char="•">
        <style:list-level-properties text:space-before="1.6cm" text:min-label-width="0.3cm"/>
        <style:text-properties style:font-name="StarSymbol1"/>
      </text:list-level-style-bullet>
      <text:list-level-style-bullet text:level="6" text:style-name="Bullet_20_Symbols" text:bullet-char="•">
        <style:list-level-properties text:space-before="2cm" text:min-label-width="0.3cm"/>
        <style:text-properties style:font-name="StarSymbol1"/>
      </text:list-level-style-bullet>
      <text:list-level-style-bullet text:level="7" text:style-name="Bullet_20_Symbols" text:bullet-char="•">
        <style:list-level-properties text:space-before="2.399cm" text:min-label-width="0.3cm"/>
        <style:text-properties style:font-name="StarSymbol1"/>
      </text:list-level-style-bullet>
      <text:list-level-style-bullet text:level="8" text:style-name="Bullet_20_Symbols" text:bullet-char="•">
        <style:list-level-properties text:space-before="2.799cm" text:min-label-width="0.3cm"/>
        <style:text-properties style:font-name="StarSymbol1"/>
      </text:list-level-style-bullet>
      <text:list-level-style-bullet text:level="9" text:style-name="Bullet_20_Symbols" text:bullet-char="•">
        <style:list-level-properties text:space-before="3.2cm" text:min-label-width="0.3cm"/>
        <style:text-properties style:font-name="StarSymbol1"/>
      </text:list-level-style-bullet>
      <text:list-level-style-bullet text:level="10" text:style-name="Bullet_20_Symbols" text:bullet-char="•">
        <style:list-level-properties text:space-before="3.6cm" text:min-label-width="0.3cm"/>
        <style:text-properties style:font-name="StarSymbol1"/>
      </text:list-level-style-bullet>
    </text:list-style>
    <text:list-style style:name="muj_5f_seznam" style:display-name="muj_seznam">
      <text:list-level-style-bullet text:level="1" text:style-name="Bullet_20_Symbols" style:num-suffix="." text:bullet-char="•">
        <style:list-level-properties text:space-before="0.39cm" text:min-label-width="0.3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RTF_5f_Num_20_3" style:display-name="RTF_Num 3">
      <text:list-level-style-bullet text:level="1" text:style-name="Zeichenformat" style:num-suffix="." text:bullet-char="">
        <style:list-level-properties text:space-before="1.588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2.858cm" text:min-label-width="0.635cm"/>
        <style:text-properties fo:font-family="'Courier New'" style:font-family-generic="modern" style:font-pitch="fixed"/>
      </text:list-level-style-bullet>
      <text:list-level-style-bullet text:level="3" text:style-name="Zeichenformat" style:num-suffix="." text:bullet-char="">
        <style:list-level-properties text:space-before="4.128cm" text:min-label-width="0.635cm"/>
        <style:text-properties fo:font-family="Wingdings" style:font-pitch="variable" style:font-charset="x-symbol"/>
      </text:list-level-style-bullet>
      <text:list-level-style-bullet text:level="4" text:style-name="Zeichenformat" style:num-suffix="." text:bullet-char="">
        <style:list-level-properties text:space-before="5.398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668cm" text:min-label-width="0.635cm"/>
        <style:text-properties fo:font-family="'Courier New'" style:font-family-generic="modern" style:font-pitch="fixed"/>
      </text:list-level-style-bullet>
      <text:list-level-style-bullet text:level="6" text:style-name="Zeichenformat" style:num-suffix="." text:bullet-char="">
        <style:list-level-properties text:space-before="7.938cm" text:min-label-width="0.635cm"/>
        <style:text-properties fo:font-family="Wingdings" style:font-pitch="variable" style:font-charset="x-symbol"/>
      </text:list-level-style-bullet>
      <text:list-level-style-bullet text:level="7" text:style-name="Zeichenformat" style:num-suffix="." text:bullet-char="">
        <style:list-level-properties text:space-before="9.208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478cm" text:min-label-width="0.635cm"/>
        <style:text-properties fo:font-family="'Courier New'" style:font-family-generic="modern" style:font-pitch="fixed"/>
      </text:list-level-style-bullet>
      <text:list-level-style-bullet text:level="9" text:style-name="Zeichenformat" style:num-suffix="." text:bullet-char="">
        <style:list-level-properties text:space-before="11.748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pismenka">
      <text:list-level-style-number text:level="1" style:num-suffix=")" style:num-format="a">
        <style:list-level-properties text:min-label-width="0.54cm"/>
      </text:list-level-style-number>
      <text:list-level-style-number text:level="2" text:style-name="Numbering_20_Symbols" style:num-suffix=")" style:num-format="1">
        <style:list-level-properties text:min-label-width="0.54cm"/>
      </text:list-level-style-number>
      <text:list-level-style-number text:level="3" style:num-suffix=")" style:num-format="a">
        <style:list-level-properties text:min-label-width="0.54cm"/>
      </text:list-level-style-number>
      <text:list-level-style-number text:level="4" style:num-suffix=")" style:num-format="a">
        <style:list-level-properties text:min-label-width="0.54cm"/>
      </text:list-level-style-number>
      <text:list-level-style-number text:level="5" style:num-suffix=")" style:num-format="a">
        <style:list-level-properties text:min-label-width="0.54cm"/>
      </text:list-level-style-number>
      <text:list-level-style-number text:level="6" style:num-suffix=")" style:num-format="a">
        <style:list-level-properties text:min-label-width="0.54cm"/>
      </text:list-level-style-number>
      <text:list-level-style-number text:level="7" style:num-suffix=")" style:num-format="a">
        <style:list-level-properties text:min-label-width="0.54cm"/>
      </text:list-level-style-number>
      <text:list-level-style-number text:level="8" style:num-suffix=")" style:num-format="a">
        <style:list-level-properties text:min-label-width="0.54cm"/>
      </text:list-level-style-number>
      <text:list-level-style-number text:level="9" style:num-suffix=")" style:num-format="a">
        <style:list-level-properties text:min-label-width="0.54cm"/>
      </text:list-level-style-number>
      <text:list-level-style-number text:level="10" style:num-suffix=")" style:num-format="a">
        <style:list-level-properties text:min-label-width="0.54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default-style-name="Endnote" text:citation-style-name="Endnote_20_Symbol" text:citation-body-style-name="Endnote_20_anchor" text:master-page-name="Endnote" style:num-prefix="[" style:num-suffix="]" style:num-format="1" text:start-value="0"/>
    <text:bibliography-configuration text:prefix="[" text:suffix="]" fo:language="cs" fo:country="CZ"/>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Nimbus Sans L" fo:font-size="10pt" style:font-size-asian="10pt" style:font-size-complex="10pt"/>
    </style:style>
    <style:page-layout style:name="pm1">
      <style:page-layout-properties fo:page-width="20.999cm" fo:page-height="29.699cm" style:num-format="1" style:print-orientation="portrait" fo:margin-top="0.9cm" fo:margin-bottom="0.801cm" fo:margin-left="1.251cm" fo:margin-right="1.2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87cm" fo:margin-left="0cm" fo:margin-right="0cm" fo:margin-top="0.499cm" style:shadow="none" fo:background-color="transparent" style:dynamic-spacing="tru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9</text:page-number></text:p>
      </style:footer>
    </style:master-page>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editing-cycles>1</meta:editing-cycles>
    <meta:editing-duration>PT0S</meta:editing-duration>
    <meta:user-defined meta:name="Informace 1"/>
    <meta:user-defined meta:name="Informace 2"/>
    <meta:user-defined meta:name="Informace 3"/>
    <meta:user-defined meta:name="Informace 4"/>
    <meta:user-defined meta:name="Informace 1" meta:value-type="string"/>
    <meta:user-defined meta:name="Informace 2" meta:value-type="string"/>
    <meta:user-defined meta:name="Informace 3" meta:value-type="string"/>
    <meta:user-defined meta:name="Info 1" meta:value-type="string"/>
    <meta:user-defined meta:name="Informace 4" meta:value-type="string"/>
    <meta:user-defined meta:name="Info 2" meta:value-type="string"/>
    <meta:user-defined meta:name="Info 3" meta:value-type="string"/>
    <meta:user-defined meta:name="Info 4" meta:value-type="string"/>
    <meta:document-statistic meta:table-count="0" meta:image-count="0" meta:object-count="0" meta:page-count="9" meta:paragraph-count="296" meta:word-count="2975" meta:character-count="21589"/>
  </office:meta>
</office:document-meta>
</file>